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P Notes</text:p>
      <text:p text:style-name="Standard"/>
      <text:list xml:id="list6385633561125962139" text:style-name="L1">
        <text:list-item>
          <text:p text:style-name="P3">John is manufacturing the Sons of Vecna</text:p>
          <text:list>
            <text:list-item>
              <text:p text:style-name="P4">When awareness of them reaches a fever pitch, he'll stage a public trial for Faceless' mom, Freya Goldenshin, who he had kidnapped in order use her to manufacture a conspiracy that the Horned Society is on the rise again, so that he can consolidate his power</text:p>
            </text:list-item>
            <text:list-item>
              <text:p text:style-name="P6">John knew Bluecrest was researching the blight, so he managed to slip some of the actual serum into their samples, which led to an outbreak after one of their test animals went berserk and escaped</text:p>
              <text:list>
                <text:list-item>
                  <text:p text:style-name="P6">he's planning to unveil them as part of the same conspiracy that he's tying Faceless' mom up in</text:p>
                </text:list-item>
              </text:list>
            </text:list-item>
            <text:list-item>
              <text:p text:style-name="P6">As the PCs carry out their investigation of the Bluecrests in Greyhawk, they'll start to hear people talking about the Sons of Vecna, and town criers saying it's on the rise</text:p>
              <text:list>
                <text:list-item>
                  <text:p text:style-name="P6">“That explosion back in Rookroost”</text:p>
                </text:list-item>
                <text:list-item>
                  <text:p text:style-name="P6">Eventually they'll hear that there's going to be a public sentencing, or the streets will just be bustling with that in progress</text:p>
                </text:list-item>
              </text:list>
            </text:list-item>
            <text:list-item>
              <text:p text:style-name="P3">Nimranth's wife is currently held captive by Bluecrest</text:p>
              <text:list>
                <text:list-item>
                  <text:p text:style-name="P4">Bluecrest carries out animal/human testing unethically</text:p>
                </text:list-item>
                <text:list-item>
                  <text:p text:style-name="P6"/>
                </text:list-item>
              </text:list>
            </text:list-item>
          </text:list>
        </text:list-item>
      </text:list>
      <text:p text:style-name="P2"/>
      <text:list xml:id="list31424415" text:continue-numbering="true" text:style-name="L1">
        <text:list-item>
          <text:p text:style-name="P7">John and Celestial Patrons</text:p>
          <text:list>
            <text:list-item>
              <text:p text:style-name="P6">How does John have the support of his patrons despite his evil intentions?</text:p>
              <text:list>
                <text:list-item>
                  <text:p text:style-name="P6">Potentially they are simply incarnations of nature, which he understands so deeply that he is able to influence them in a favorable way</text:p>
                </text:list-item>
                <text:list-item>
                  <text:p text:style-name="P6">Perhaps the “gods” are simply a personification-made-real in a world of magic</text:p>
                </text:list-item>
                <text:list-item>
                  <text:p text:style-name="P6">Alternatively, they have their own plan that they are using him for</text:p>
                  <text:list>
                    <text:list-item>
                      <text:p text:style-name="P6">I think the most interesting way to configure this is that each of them knows that they are using the other, and each of them knows the other knows, so they're open with one another about the fact that they each have different ends, but they both have confidence that their plan will be the one that wins, and that even by giving the other what they want, they'll still manage to be one step ahead in the end.</text:p>
                    </text:list-item>
                  </text:list>
                </text:list-item>
              </text:list>
            </text:list-item>
            <text:list-item>
              <text:p text:style-name="P6">Director Lynch will appear after John gives this speech, and say something like the following:</text:p>
              <text:list>
                <text:list-item>
                  <text:p text:style-name="P6">“I'm afraid he's right my friends.”</text:p>
                </text:list-item>
                <text:list-item>
                  <text:p text:style-name="P6">“In that place inside you that feels because of them, they are real. What do you feel as these people face grave mortal danger? What do you feel as the John Hemlock's evil threatens the fabric of goodness in the Flaeness? What did you feel when you first met Sadie, when she introduced you to Lon and Pauline, Silver and Clown, when she made the ultimate sacrifice for the world she so deeply loved? They reach to you from the place of your imagination, and in the moment that you feel something on their account, they have created that real feeling in you. They have become real. And so what will you do? In this dire moment, with all the force of reality brought to bear, what do you choose?”</text:p>
                </text:list-item>
              </text:list>
            </text:list-item>
          </text:list>
        </text:list-item>
      </text:list>
      <text:p text:style-name="P2"/>
      <text:list xml:id="list31405174" text:continue-numbering="true" text:style-name="L1">
        <text:list-item>
          <text:p text:style-name="P7">Sadie knows the time spell because she went crazy for a couple years trying to turn back time so she could save Netheria. Her brother (Grant) helped her but they had a falling out</text:p>
          <text:list>
            <text:list-item>
              <text:p text:style-name="P6">They made a discovery that </text:p>
            </text:list-item>
            <text:list-item>
              <text:p text:style-name="P6">If The Green Rose can undo matter, does it have a relationship to time?</text:p>
            </text:list-item>
          </text:list>
        </text:list-item>
      </text:list>
      <text:p text:style-name="P2"><text:soft-page-break/></text:p>
      <text:list xml:id="list31435349" text:continue-numbering="true" text:style-name="L1">
        <text:list-item>
          <text:p text:style-name="P6">Bernice will say “Some people would tell you there can only be peace through strength. Idiots. Peace through love. Full stop.”</text:p>
          <text:list>
            <text:list-item>
              <text:p text:style-name="P6">She'll sing the song that they played at Nanny's funeral</text:p>
            </text:list-item>
          </text:list>
        </text:list-item>
      </text:list>
      <text:p text:style-name="P2"/>
      <text:list xml:id="list31428165" text:continue-numbering="true" text:style-name="L1">
        <text:list-item>
          <text:p text:style-name="P7">Alvyn Silverfrond</text:p>
          <text:list>
            <text:list-item>
              <text:p text:style-name="P6">They lament the fact that it seems like tragedy and calamity is the only thing that can bring people together, and that after that everything seems to kind of entropy into the same old petty bullsh*t</text:p>
            </text:list-item>
            <text:list-item>
              <text:p text:style-name="P6">They're in touch with John and have some reservations about his vision and plans for Greyhawk</text:p>
            </text:list-item>
          </text:list>
        </text:list-item>
      </text:list>
      <text:p text:style-name="P2"/>
      <text:list xml:id="list31410622" text:continue-numbering="true" text:style-name="L1">
        <text:list-item>
          <text:p text:style-name="P7">Darvin Locklear</text:p>
          <text:list>
            <text:list-item>
              <text:p text:style-name="P6">canon villain</text:p>
            </text:list-item>
            <text:list-item>
              <text:p text:style-name="P6">now wears a mask and very stylish constables outfit – phantom-of-the-opera/tuxedo-mask-chic</text:p>
            </text:list-item>
            <text:list-item>
              <text:p text:style-name="P6">will return time and time again to antagonize the PCs as they disrupt the bluecrests'</text:p>
            </text:list-item>
          </text:list>
        </text:list-item>
      </text:list>
      <text:p text:style-name="P2"/>
      <text:list xml:id="list31422890" text:continue-numbering="true" text:style-name="L1">
        <text:list-item>
          <text:p text:style-name="P7">Sentencing of Wolfram and Freja</text:p>
          <text:list>
            <text:list-item>
              <text:p text:style-name="P6">Two cloaked figures are walked onto the dais, one feeble, the other upright and confident</text:p>
            </text:list-item>
            <text:list-item>
              <text:p text:style-name="P6">“For the crimes of threatening the health and well-being of the free people's of Greyhawk through various predatory and monopolistic business practices, prohibiting and denying the necessities of care in pursuit of monetary gain, and polluting the bodies and minds of yet-untold numbers of our precious natural resources and denizens, the free people of Greyhawk sentence to life in the Admundfort, WOLFRAM BLUECREST!!!!”</text:p>
              <text:list>
                <text:list-item>
                  <text:p text:style-name="P6">Wolfram's hood is pulled back to reveal his quaking figure – he doesn't really believe what's happening to him</text:p>
                </text:list-item>
              </text:list>
            </text:list-item>
            <text:list-item>
              <text:p text:style-name="P6">“And for the crimes of conspiring with this most wretched aggressor through acts of heinous terrorism, hiding behind the name of an evil long banished from this earth, the true parent to these horrid Sons of Vecna, FREJA GOLDENSHIN!!!!</text:p>
              <text:list>
                <text:list-item>
                  <text:p text:style-name="P6">Freja's hood is pulled back – is she Vecna'fied and therefore calm and collected, or just stark-raving ma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5T19:16:26.85</meta:creation-date>
    <meta:generator>OpenOffice/4.1.15$Win32 OpenOffice.org_project/4115m2$Build-9813</meta:generator>
    <meta:printed-by>Paul Paroczai</meta:printed-by>
    <meta:print-date>2025-06-25T19:35:56.25</meta:print-date>
    <dc:date>2025-08-01T11:15:38.81</dc:date>
    <dc:creator>Paul Paroczai</dc:creator>
    <meta:editing-duration>PT10H36M30S</meta:editing-duration>
    <meta:editing-cycles>7</meta:editing-cycles>
    <meta:document-statistic meta:table-count="0" meta:image-count="0" meta:object-count="0" meta:page-count="2" meta:paragraph-count="37" meta:word-count="842" meta:character-count="4652"/>
  </office:meta>
</office:document-meta>
</file>